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1pt" officeooo:paragraph-rsid="00082874" style:font-size-asian="11pt" style:font-size-complex="11pt"/>
    </style:style>
    <style:style style:name="P3" style:family="paragraph" style:parent-style-name="Standard">
      <style:text-properties fo:font-size="11pt" officeooo:rsid="00094027" officeooo:paragraph-rsid="00094027" style:font-size-asian="11pt" style:font-size-complex="11pt"/>
    </style:style>
    <style:style style:name="P4" style:family="paragraph" style:parent-style-name="Standard">
      <style:text-properties fo:font-size="12pt" officeooo:paragraph-rsid="00082874" style:font-size-asian="12pt" style:font-size-complex="12pt"/>
    </style:style>
    <style:style style:name="P5" style:family="paragraph" style:parent-style-name="Standard">
      <style:text-properties fo:font-size="12pt" fo:font-weight="bold" officeooo:paragraph-rsid="00082874" style:font-size-asian="12pt" style:font-weight-asian="bold" style:font-size-complex="12pt" style:font-weight-complex="bold"/>
    </style:style>
    <style:style style:name="T1" style:family="text">
      <style:text-properties officeooo:rsid="00082874"/>
    </style:style>
    <style:style style:name="T2" style:family="text">
      <style:text-properties officeooo:rsid="0008a7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ção</text:p>
      <text:p text:style-name="P2">Nesta <text:span text:style-name="T1">trabalho</text:span> <text:span text:style-name="T1">falarei</text:span> os conceitos de programação orientada a objetos. Para isso, precisaremos</text:p>
      <text:p text:style-name="P2">aprender a programar em uma linguagem de programação que siga esses conceitos: a linguagem Java.</text:p>
      <text:p text:style-name="P2"/>
      <text:p text:style-name="P5">Encapsulamento</text:p>
      <text:p text:style-name="P2">Encapsulamento é uma técnica utilizada para restringir o acesso a variáveis (atributos), métodos ou até à própria classe. Os detalhes da implementação ficam ocultos ao usuário da classe, ou seja, o usuário passa a utilizar os métodos de uma classe sem se preocupar com detalhes sobre como o método foi implementado internamente.</text:p>
      <text:p text:style-name="P2"/>
      <text:p text:style-name="P5">Herança</text:p>
      <text:p text:style-name="P2">Uma das vantagens das linguagens orientadas a objeto é a possibilidade de se reutilizar código. Mas, quando falamos em reutilização de código, precisamos de recursos muito mais poderosos do que simplesmente copiar e alterar o <text:span text:style-name="T2">código. Um</text:span> dos conceitos de orientação a objetos que possibilita a reutilização de código é o conceito de herança. Pelo conceito de herança é possível criar uma nova classe a partir de outra classe já existente.</text:p>
      <text:p text:style-name="P2"/>
      <text:p text:style-name="P5"><text:span text:style-name="T2">A</text:span>bstratas</text:p>
      <text:p text:style-name="P2">Já aprendemos que uma classe define as características e o comportamento de um conjunto de objetos.Assim, os objetos são criados (instanciados) a partir de classes. Mas, nem todas as classes são projetadas para permitir a criação de objetos.Algumas classes são usadas apenas para agrupar características comuns a</text:p>
      <text:p text:style-name="P2">diversas classes e, então, ser herdada por outras classes. Tais classes são conhecidas como classes abstratas.Às vezes é útil declarar classes – chamadas classes abstratas – para as quais você nunca pretende criar objetos. </text:p>
      <text:p text:style-name="P4"/>
      <text:p text:style-name="P5">Interfaces</text:p>
      <text:p text:style-name="P2">Uma interface pode ser vista como um conjunto de declarações de métodos, sem as respectivas implementações. Uma interface é parecida com uma classe; porém, em uma interface, todos</text:p>
      <text:p text:style-name="P2">os métodos são públicos e abstratos e todos os atributos são públicos, estáticos e constantes. A sintaxe para criar uma interface é muito parecida com a sintaxe para criar uma classe: public interface &lt;nome_da_interface&gt;.</text:p>
      <text:p text:style-name="P2"/>
      <text:p text:style-name="P5">Polimorfismo</text:p>
      <text:p text:style-name="P2">A palavra polimorfismo vem do grego poli morfos e significa muitas formas. Na orientação a objetos, isso representa uma característica que permite que classes diferentes sejam tratadas de uma mesma forma.</text:p>
      <text:p text:style-name="P2">Uma subclasse pode redefinir (sobrescrever) um método herdado</text:p>
      <text:p text:style-name="P2">– Este mecanismo é chamado de polimorfismo</text:p>
      <text:p text:style-name="P2">– O polimorfismo se realiza através da recodificação de um ou mais métodos herdados por uma subclasse</text:p>
      <text:p text:style-name="P2">– Em tempo de execução, o Java saberá qual implementação deve ser usada.</text:p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Nome:Mucano da Cruz</text:p>
      <text:p text:style-name="P3">ID:100002196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9T12:41:51.473570831</meta:creation-date>
    <dc:date>2020-03-19T13:10:29.087229311</dc:date>
    <meta:editing-duration>PT8M17S</meta:editing-duration>
    <meta:editing-cycles>1</meta:editing-cycles>
    <meta:document-statistic meta:table-count="0" meta:image-count="0" meta:object-count="0" meta:page-count="1" meta:paragraph-count="21" meta:word-count="375" meta:character-count="2465" meta:non-whitespace-character-count="2105"/>
    <meta:generator>LibreOffice/6.0.7.3$Linux_X86_64 LibreOffice_project/00m0$Build-3</meta:generator>
  </office:meta>
</office:document-meta>
</file>